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.Key( OActivity type , long a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ITY.getLineN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ITY.ACTIVITY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ITY.commitChanges( VariableInstance var , Nod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sendEvent( Scop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ITY.get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fillEventContext( Scop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ITY.sendVariableReadEvent( VariableInstanc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ITY.sendEvent( Activity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IT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dpe( Collection &lt; OLink &gt; link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ITY.fetchVariableData( VariableInstance variable , boolean forWri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dpe( OActivity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ITY.get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